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6" office:value-type="string">
            <text:p>Succes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0])" office:value-type="float" office:value="2707">
            <text:p>2707</text:p>
          </table:table-cell>
          <table:table-cell table:style-name="ce8" table:formula="of:=SUM([.C7:.C60])" office:value-type="float" office:value="186">
            <text:p>186</text:p>
          </table:table-cell>
          <table:table-cell table:style-name="ce9" table:formula="of:=ROUND(([.B3]-[.C3])/[.B3]; 2)" office:value-type="percentage" office:value="0.93">
            <text:p>93.00%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1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12"/>
          <table:table-cell table:style-name="ce4" table:number-columns-repeated="1018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3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string">
            <text:p>TC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Circa 100 tests commented out for TC or compiler reason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verloaded constructor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mmented out; TC Issue #462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ested any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unctionInstance cannot be cast to Ivalue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GraphTests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4xTC, #issue #459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Tests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4 x TC, issue #459, 19x function parameter issue #463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unction argument of mapper, Issue #46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office:value-type="string">
            <text:p>SetTests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4xTC #459, 2x <text:span text:style-name="T1">function parameter issue #463</text:span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 style:data-style-name="N2" text:time-value="0000-00-00T22:5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27T12:03:01</dc:date>
    <meta:editing-duration>PT21H57M17S</meta:editing-duration>
    <meta:editing-cycles>25</meta:editing-cycles>
    <meta:generator>LibreOffice/4.0.5.2$MacOSX_x86 LibreOffice_project/5464147a081647a250913f19c0715bca595af2f</meta:generator>
    <meta:document-statistic meta:table-count="1" meta:cell-count="177" meta:object-count="0"/>
  </office:meta>
</office:document-meta>
</file>